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140CD36151703B5C84F.png" manifest:media-type="image/png"/>
  <manifest:file-entry manifest:full-path="Pictures/100000000000010D0000009F391FA764EF80C4D9.png" manifest:media-type="image/png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4.479cm" fo:min-width="8.038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042cm" fo:min-width="3.062cm" fo:padding-top="0.151cm" fo:padding-bottom="0.151cm" fo:padding-left="0.276cm" fo:padding-right="0.276cm" fo:wrap-option="wrap" style:writing-mode="lr-tb"/>
      <style:paragraph-properties style:writing-mode="lr-tb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0.424cm" fo:min-width="3.033cm" style:writing-mode="lr-tb"/>
      <style:paragraph-properties style:writing-mode="lr-tb"/>
    </style:style>
    <style:style style:name="gr5" style:family="graphic" style:parent-style-name="standard">
      <style:graphic-properties draw:fill-color="#ffd7d7" draw:textarea-horizontal-align="justify" draw:textarea-vertical-align="middle" draw:auto-grow-height="false" fo:min-height="0.648cm" fo:min-width="1.352cm" style:writing-mode="lr-tb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287cm" fo:min-width="4.212cm" fo:padding-top="0.151cm" fo:padding-bottom="0.151cm" fo:padding-left="0.276cm" fo:padding-right="0.276cm" fo:wrap-option="wrap" style:writing-mode="lr-tb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51cm" fo:min-width="4.212cm" fo:padding-top="0.151cm" fo:padding-bottom="0.151cm" fo:padding-left="0.276cm" fo:padding-right="0.276cm" fo:wrap-option="wrap" style:writing-mode="lr-tb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1" style:family="graphic" style:parent-style-name="objectwithoutfill">
      <style:graphic-properties svg:stroke-width="0.081cm" svg:stroke-color="#00a933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a933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4.461cm" fo:min-width="8.0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454cm" fo:min-width="3.068cm" fo:padding-top="0.151cm" fo:padding-bottom="0.151cm" fo:padding-left="0.276cm" fo:padding-right="0.276cm" fo:wrap-option="wrap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213cm"/>
      <style:paragraph-properties style:writing-mode="lr-tb"/>
    </style:style>
    <style:style style:name="gr17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1.603cm" fo:min-width="5.48cm" fo:padding-top="0.151cm" fo:padding-bottom="0.151cm" fo:padding-left="0.276cm" fo:padding-right="0.276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d7d7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  <style:text-properties fo:font-size="10pt" fo:font-weight="bold"/>
    </style:style>
    <style:style style:name="P12" style:family="paragraph">
      <loext:graphic-properties draw:fill="solid" draw:fill-color="#ffffff"/>
      <style:paragraph-properties fo:text-align="center"/>
      <style:text-properties fo:font-size="10pt" fo:font-weight="bold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72cm" svg:height="4.763cm" svg:x="11.16cm" svg:y="6.4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15cm" svg:height="4.205cm" svg:x="11.982cm" svg:y="6.637cm">
          <draw:image xlink:href="Pictures/100000000000010D0000009F391FA764EF80C4D9.png" xlink:type="simple" xlink:show="embed" xlink:actuate="onLoad" draw:mime-type="image/png">
            <text:p text:style-name="P2"><text:span text:style-name="T1"/></text:p>
          </draw:image>
        </draw:frame>
        <draw:custom-shape draw:style-name="gr3" draw:text-style-name="P5" draw:layer="layout" svg:width="3.81cm" svg:height="2.54cm" svg:x="1.317cm" svg:y="2.617cm">
          <text:p text:style-name="P4"><text:span text:style-name="T2">E</text:span><text:span text:style-name="T2">nt</text:span><text:span text:style-name="T2">er</text:span><text:span text:style-name="T2">pr</text:span><text:span text:style-name="T2">is</text:span><text:span text:style-name="T2">e</text:span></text:p>
          <text:p text:style-name="P4"><text:span text:style-name="T2">K</text:span><text:span text:style-name="T2">n</text:span><text:span text:style-name="T2">o</text:span><text:span text:style-name="T2">w</text:span><text:span text:style-name="T2">le</text:span><text:span text:style-name="T2">d</text:span><text:span text:style-name="T2">g</text:span><text:span text:style-name="T2">e</text:span></text:p>
          <text:p text:style-name="P4"><text:span text:style-name="T2">B</text:span><text:span text:style-name="T2">a</text:span><text:span text:style-name="T2">s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1cm" svg:height="0.952cm" svg:x="11.159cm" svg:y="5.475cm">
          <text:p text:style-name="P4"><text:span text:style-name="T2">Indexing 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24cm" svg:height="1.27cm" svg:x="8.936cm" svg:y="8.332cm">
          <text:p text:style-name="P4"><text:span text:style-name="T2">Q</text:span><text:span text:style-name="T2">u</text:span><text:span text:style-name="T2">er</text:span><text:span text:style-name="T2">y</text:span></text:p>
          <text:p text:style-name="P4"><text:span text:style-name="T2">A</text:span><text:span text:style-name="T2">P</text:span><text:span text:style-name="T2">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127cm" svg:y1="3.887cm" svg:x2="13.065cm" svg:y2="3.887cm">
          <text:p/>
        </draw:line>
        <draw:line draw:style-name="gr7" draw:text-style-name="P7" draw:layer="layout" svg:x1="13.065cm" svg:y1="3.887cm" svg:x2="13.065cm" svg:y2="5.475cm">
          <text:p/>
        </draw:line>
        <draw:custom-shape draw:style-name="gr8" draw:text-style-name="P5" draw:layer="layout" svg:width="4.763cm" svg:height="1.588cm" svg:x="1.317cm" svg:y="6.427cm">
          <text:p text:style-name="P4"><text:span text:style-name="T2">App Hosting</text:span></text:p>
          <text:p text:style-name="P4"><text:span text:style-name="T2">(Render, ..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763cm" svg:height="3.811cm" svg:x="1.317cm" svg:y="8.014cm">
          <text:p text:style-name="P4"><text:span text:style-name="T2">Query</text:span></text:p>
          <text:p text:style-name="P4"><text:span text:style-name="T2"/></text:p>
          <text:p text:style-name="P4"><text:span text:style-name="T2"/></text:p>
          <text:p text:style-name="P4"><text:span text:style-name="T2">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1.952cm" svg:y1="8.65cm" svg:x2="5.445cm" svg:y2="8.65cm">
          <text:p/>
        </draw:line>
        <draw:line draw:style-name="gr10" draw:text-style-name="P7" draw:layer="layout" svg:x1="5.445cm" svg:y1="8.65cm" svg:x2="5.445cm" svg:y2="9.602cm">
          <text:p/>
        </draw:line>
        <draw:line draw:style-name="gr10" draw:text-style-name="P7" draw:layer="layout" svg:x1="5.445cm" svg:y1="9.602cm" svg:x2="1.952cm" svg:y2="9.602cm">
          <text:p/>
        </draw:line>
        <draw:line draw:style-name="gr10" draw:text-style-name="P7" draw:layer="layout" svg:x1="1.952cm" svg:y1="8.632cm" svg:x2="1.952cm" svg:y2="9.585cm">
          <text:p/>
        </draw:line>
        <draw:line draw:style-name="gr10" draw:text-style-name="P7" draw:layer="layout" svg:x1="1.952cm" svg:y1="10.238cm" svg:x2="5.445cm" svg:y2="10.238cm">
          <text:p/>
        </draw:line>
        <draw:line draw:style-name="gr10" draw:text-style-name="P7" draw:layer="layout" svg:x1="5.445cm" svg:y1="10.238cm" svg:x2="5.445cm" svg:y2="11.19cm">
          <text:p/>
        </draw:line>
        <draw:line draw:style-name="gr10" draw:text-style-name="P7" draw:layer="layout" svg:x1="5.446cm" svg:y1="11.202cm" svg:x2="1.953cm" svg:y2="11.202cm">
          <text:p/>
        </draw:line>
        <draw:line draw:style-name="gr10" draw:text-style-name="P7" draw:layer="layout" svg:x1="1.953cm" svg:y1="10.232cm" svg:x2="1.953cm" svg:y2="11.185cm">
          <text:p/>
        </draw:line>
        <draw:line draw:style-name="gr11" draw:text-style-name="P7" draw:layer="layout" svg:x1="5.445cm" svg:y1="8.967cm" svg:x2="8.937cm" svg:y2="8.967cm">
          <text:p/>
        </draw:line>
        <draw:line draw:style-name="gr12" draw:text-style-name="P7" draw:layer="layout" svg:x1="11.16cm" svg:y1="10.555cm" svg:x2="5.445cm" svg:y2="10.555cm">
          <text:p/>
        </draw:line>
        <draw:custom-shape draw:style-name="gr13" draw:text-style-name="P1" draw:layer="layout" svg:width="8.572cm" svg:height="4.763cm" svg:x="11.16cm" svg:y="21.30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1cm" svg:height="1.946cm" svg:x="1.317cm" svg:y="16.599cm">
          <text:p text:style-name="P4"><text:span text:style-name="T2">Enterprise</text:span></text:p>
          <text:p text:style-name="P4"><text:span text:style-name="T2">Knowledge</text:span></text:p>
          <text:p text:style-name="P4"><text:span text:style-name="T2">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1cm" svg:height="0.952cm" svg:x="11.159cm" svg:y="20.357cm">
          <text:p text:style-name="P4"><text:span text:style-name="T2">Indexing 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24cm" svg:height="1.27cm" svg:x="8.936cm" svg:y="23.214cm">
          <text:p text:style-name="P4"><text:span text:style-name="T2">Query</text:span></text:p>
          <text:p text:style-name="P4"><text:span text:style-name="T2">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127cm" svg:y1="17.569cm" svg:x2="13.065cm" svg:y2="17.569cm">
          <text:p/>
        </draw:line>
        <draw:line draw:style-name="gr7" draw:text-style-name="P7" draw:layer="layout" svg:x1="13.065cm" svg:y1="17.592cm" svg:x2="13.065cm" svg:y2="20.357cm">
          <text:p/>
        </draw:line>
        <draw:custom-shape draw:style-name="gr8" draw:text-style-name="P5" draw:layer="layout" svg:width="4.763cm" svg:height="1.588cm" svg:x="1.317cm" svg:y="21.309cm">
          <text:p text:style-name="P4"><text:span text:style-name="T2">App Hosting</text:span></text:p>
          <text:p text:style-name="P4"><text:span text:style-name="T2">(Render, ..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763cm" svg:height="3.811cm" svg:x="1.317cm" svg:y="22.896cm">
          <text:p text:style-name="P4"><text:span text:style-name="T2">Query</text:span></text:p>
          <text:p text:style-name="P4"><text:span text:style-name="T2"/></text:p>
          <text:p text:style-name="P4"><text:span text:style-name="T2"/></text:p>
          <text:p text:style-name="P4"><text:span text:style-name="T2">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1.952cm" svg:y1="23.532cm" svg:x2="5.445cm" svg:y2="23.532cm">
          <text:p/>
        </draw:line>
        <draw:line draw:style-name="gr10" draw:text-style-name="P7" draw:layer="layout" svg:x1="5.445cm" svg:y1="23.532cm" svg:x2="5.445cm" svg:y2="24.484cm">
          <text:p/>
        </draw:line>
        <draw:line draw:style-name="gr10" draw:text-style-name="P7" draw:layer="layout" svg:x1="5.445cm" svg:y1="24.484cm" svg:x2="1.952cm" svg:y2="24.484cm">
          <text:p/>
        </draw:line>
        <draw:line draw:style-name="gr10" draw:text-style-name="P7" draw:layer="layout" svg:x1="1.952cm" svg:y1="23.514cm" svg:x2="1.952cm" svg:y2="24.467cm">
          <text:p/>
        </draw:line>
        <draw:line draw:style-name="gr10" draw:text-style-name="P7" draw:layer="layout" svg:x1="1.952cm" svg:y1="25.12cm" svg:x2="5.445cm" svg:y2="25.12cm">
          <text:p/>
        </draw:line>
        <draw:line draw:style-name="gr10" draw:text-style-name="P7" draw:layer="layout" svg:x1="5.445cm" svg:y1="25.12cm" svg:x2="5.445cm" svg:y2="26.072cm">
          <text:p/>
        </draw:line>
        <draw:line draw:style-name="gr10" draw:text-style-name="P7" draw:layer="layout" svg:x1="5.446cm" svg:y1="26.084cm" svg:x2="1.953cm" svg:y2="26.084cm">
          <text:p/>
        </draw:line>
        <draw:line draw:style-name="gr10" draw:text-style-name="P7" draw:layer="layout" svg:x1="1.953cm" svg:y1="25.114cm" svg:x2="1.953cm" svg:y2="26.067cm">
          <text:p/>
        </draw:line>
        <draw:line draw:style-name="gr11" draw:text-style-name="P7" draw:layer="layout" svg:x1="5.445cm" svg:y1="23.849cm" svg:x2="8.937cm" svg:y2="23.849cm">
          <text:p/>
        </draw:line>
        <draw:line draw:style-name="gr12" draw:text-style-name="P7" draw:layer="layout" svg:x1="11.16cm" svg:y1="25.437cm" svg:x2="5.445cm" svg:y2="25.437cm">
          <text:p/>
        </draw:line>
        <draw:frame draw:style-name="gr15" draw:text-style-name="P8" draw:layer="layout" svg:width="16.889cm" svg:height="0.962cm" svg:x="2.492cm" svg:y="1.217cm">
          <draw:text-box>
            <text:p><text:span text:style-name="T3">RAG as a Service with Vectara (reference architecture)</text:span></text:p>
          </draw:text-box>
        </draw:frame>
        <draw:frame draw:style-name="gr16" draw:text-style-name="P9" draw:layer="layout" svg:width="10.713cm" svg:height="1.119cm" svg:x="4.893cm" svg:y="12.69cm">
          <draw:text-box>
            <text:p><text:span text:style-name="T4">QBRAG: QnA Boosted RAG</text:span></text:p>
          </draw:text-box>
        </draw:frame>
        <draw:custom-shape draw:style-name="gr14" draw:text-style-name="P5" draw:layer="layout" svg:width="3.81cm" svg:height="1.946cm" svg:x="1.317cm" svg:y="18.821cm">
          <text:p text:style-name="P4"><text:span text:style-name="T2">Common</text:span></text:p>
          <text:p text:style-name="P4"><text:span text:style-name="T2">Knowledge</text:span></text:p>
          <text:p text:style-name="P4"><text:span text:style-name="T2">(Book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127cm" svg:y1="19.497cm" svg:x2="12.112cm" svg:y2="19.497cm">
          <text:p/>
        </draw:line>
        <draw:line draw:style-name="gr7" draw:text-style-name="P7" draw:layer="layout" svg:x1="12.112cm" svg:y1="19.497cm" svg:x2="12.112cm" svg:y2="20.45cm">
          <text:p/>
        </draw:line>
        <draw:custom-shape draw:style-name="gr17" draw:text-style-name="P10" draw:layer="layout" svg:width="6.032cm" svg:height="1.905cm" svg:x="4.492cm" svg:y="14.417cm">
          <text:p text:style-name="P1">QnA generation</text:p>
          <text:p text:style-name="P1">(AnyScale Llama2)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22cm" svg:y1="16.64cm" svg:x2="3.222cm" svg:y2="15.37cm">
          <text:p/>
        </draw:line>
        <draw:line draw:style-name="gr7" draw:text-style-name="P7" draw:layer="layout" svg:x1="3.222cm" svg:y1="15.37cm" svg:x2="4.493cm" svg:y2="15.37cm">
          <text:p/>
        </draw:line>
        <draw:custom-shape draw:style-name="gr14" draw:text-style-name="P5" draw:layer="layout" svg:width="3.81cm" svg:height="1.946cm" svg:x="12.012cm" svg:y="14.335cm">
          <text:p text:style-name="P4"><text:span text:style-name="T2">Knowledge</text:span></text:p>
          <text:p text:style-name="P4"><text:span text:style-name="T2">Base</text:span></text:p>
          <text:p text:style-name="P4"><text:span text:style-name="T2">Q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0.525cm" svg:y1="15.37cm" svg:x2="12.112cm" svg:y2="15.37cm">
          <text:p/>
        </draw:line>
        <draw:line draw:style-name="gr7" draw:text-style-name="P7" draw:layer="layout" svg:x1="14.017cm" svg:y1="16.322cm" svg:x2="14.017cm" svg:y2="20.357cm">
          <text:p/>
        </draw:line>
        <draw:frame draw:style-name="gr18" draw:text-style-name="P12" draw:layer="layout" svg:width="2.483cm" svg:height="1.039cm" svg:x="14.335cm" svg:y="8.302cm">
          <draw:text-box>
            <text:p text:style-name="P11"><text:span text:style-name="T5">Vector DB +</text:span></text:p>
            <text:p text:style-name="P11"><text:span text:style-name="T5">text store</text:span></text:p>
          </draw:text-box>
        </draw:frame>
        <draw:frame draw:style-name="gr18" draw:text-style-name="P12" draw:layer="layout" svg:width="2.369cm" svg:height="1.039cm" svg:x="11.795cm" svg:y="7.667cm">
          <draw:text-box>
            <text:p text:style-name="P11"><text:span text:style-name="T5">E</text:span><text:span text:style-name="T5">x</text:span><text:span text:style-name="T5">t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  <text:p text:style-name="P11"><text:span text:style-name="T5">+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i</text:span><text:span text:style-name="T5">n</text:span><text:span text:style-name="T5">g</text:span></text:p>
          </draw:text-box>
        </draw:frame>
        <draw:frame draw:style-name="gr19" draw:text-style-name="P12" draw:layer="layout" svg:width="1.984cm" svg:height="1.039cm" svg:x="17.192cm" svg:y="8.216cm">
          <draw:text-box>
            <text:p text:style-name="P11"><text:span text:style-name="T5">Retrieval</text:span></text:p>
            <text:p text:style-name="P11"><text:span text:style-name="T5">engine</text:span></text:p>
          </draw:text-box>
        </draw:frame>
        <draw:frame draw:style-name="gr18" draw:text-style-name="P12" draw:layer="layout" svg:width="1.717cm" svg:height="1.039cm" svg:x="17.827cm" svg:y="9.572cm">
          <draw:text-box>
            <text:p text:style-name="P11"><text:span text:style-name="T5">RAG</text:span></text:p>
            <text:p text:style-name="P11"><text:span text:style-name="T5">prompt</text:span></text:p>
          </draw:text-box>
        </draw:frame>
        <draw:frame draw:style-name="gr18" draw:text-style-name="P12" draw:layer="layout" svg:width="2.42cm" svg:height="1.039cm" svg:x="13.7cm" svg:y="9.572cm">
          <draw:text-box>
            <text:p text:style-name="P11"><text:span text:style-name="T5">Embed</text:span><text:span text:style-name="T5">ding</text:span></text:p>
            <text:p text:style-name="P11"><text:span text:style-name="T5">model</text:span></text:p>
          </draw:text-box>
        </draw:frame>
        <draw:frame draw:style-name="gr2" draw:text-style-name="P3" draw:layer="layout" svg:width="7.115cm" svg:height="4.205cm" svg:x="11.853cm" svg:y="21.637cm">
          <draw:image xlink:href="Pictures/100000000000010D0000009F391FA764EF80C4D9.png" xlink:type="simple" xlink:show="embed" xlink:actuate="onLoad" draw:mime-type="image/png">
            <text:p/>
          </draw:image>
        </draw:frame>
        <draw:frame draw:style-name="gr18" draw:text-style-name="P12" draw:layer="layout" svg:width="2.483cm" svg:height="1.039cm" svg:x="14.206cm" svg:y="23.302cm">
          <draw:text-box>
            <text:p text:style-name="P11"><text:span text:style-name="T5">Vector DB +</text:span></text:p>
            <text:p text:style-name="P11"><text:span text:style-name="T5">text store</text:span></text:p>
          </draw:text-box>
        </draw:frame>
        <draw:frame draw:style-name="gr18" draw:text-style-name="P12" draw:layer="layout" svg:width="2.369cm" svg:height="1.039cm" svg:x="11.666cm" svg:y="22.667cm">
          <draw:text-box>
            <text:p text:style-name="P11"><text:span text:style-name="T5">Extraction</text:span></text:p>
            <text:p text:style-name="P11"><text:span text:style-name="T5">+ chunking</text:span></text:p>
          </draw:text-box>
        </draw:frame>
        <draw:frame draw:style-name="gr19" draw:text-style-name="P12" draw:layer="layout" svg:width="1.984cm" svg:height="1.039cm" svg:x="17.063cm" svg:y="23.216cm">
          <draw:text-box>
            <text:p text:style-name="P11"><text:span text:style-name="T5">Retrieval</text:span></text:p>
            <text:p text:style-name="P11"><text:span text:style-name="T5">engine</text:span></text:p>
          </draw:text-box>
        </draw:frame>
        <draw:frame draw:style-name="gr18" draw:text-style-name="P12" draw:layer="layout" svg:width="1.717cm" svg:height="1.039cm" svg:x="17.698cm" svg:y="24.572cm">
          <draw:text-box>
            <text:p text:style-name="P11"><text:span text:style-name="T5">RAG</text:span></text:p>
            <text:p text:style-name="P11"><text:span text:style-name="T5">prompt</text:span></text:p>
          </draw:text-box>
        </draw:frame>
        <draw:frame draw:style-name="gr18" draw:text-style-name="P12" draw:layer="layout" svg:width="2.42cm" svg:height="1.039cm" svg:x="13.571cm" svg:y="24.572cm">
          <draw:text-box>
            <text:p text:style-name="P11"><text:span text:style-name="T5">Embedding</text:span></text:p>
            <text:p text:style-name="P11"><text:span text:style-name="T5">model</text:span></text:p>
          </draw:text-box>
        </draw:frame>
        <draw:frame draw:style-name="gr20" draw:text-style-name="P1" draw:layer="layout" svg:width="2.214cm" svg:height="2.214cm" svg:x="17.51cm" svg:y="4.183cm">
          <draw:image xlink:href="Pictures/100000010000014000000140CD36151703B5C84F.png" xlink:type="simple" xlink:show="embed" xlink:actuate="onLoad" draw:mime-type="image/png">
            <text:p/>
          </draw:image>
        </draw:frame>
        <draw:frame draw:style-name="gr20" draw:text-style-name="P1" draw:layer="layout" svg:width="2.214cm" svg:height="2.214cm" svg:x="17.499cm" svg:y="18.974cm">
          <draw:image xlink:href="Pictures/100000010000014000000140CD36151703B5C84F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1" draw:layer="layout" svg:width="8.572cm" svg:height="4.763cm" svg:x="11.16cm" svg:y="8.20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1cm" svg:height="1.946cm" svg:x="1.317cm" svg:y="5.399cm">
          <text:p text:style-name="P4"><text:span text:style-name="T2">Enterprise</text:span></text:p>
          <text:p text:style-name="P4"><text:span text:style-name="T2">Knowledge</text:span></text:p>
          <text:p text:style-name="P4"><text:span text:style-name="T2">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1cm" svg:height="0.952cm" svg:x="11.159cm" svg:y="7.257cm">
          <text:p text:style-name="P4"><text:span text:style-name="T2">Indexing 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24cm" svg:height="1.27cm" svg:x="8.936cm" svg:y="10.114cm">
          <text:p text:style-name="P4"><text:span text:style-name="T2">Query</text:span></text:p>
          <text:p text:style-name="P4"><text:span text:style-name="T2">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127cm" svg:y1="6.369cm" svg:x2="13.065cm" svg:y2="6.369cm">
          <text:p/>
        </draw:line>
        <draw:line draw:style-name="gr7" draw:text-style-name="P7" draw:layer="layout" svg:x1="13.065cm" svg:y1="6.397cm" svg:x2="13.065cm" svg:y2="7.257cm">
          <text:p/>
        </draw:line>
        <draw:custom-shape draw:style-name="gr8" draw:text-style-name="P5" draw:layer="layout" svg:width="4.763cm" svg:height="1.588cm" svg:x="1.317cm" svg:y="8.209cm">
          <text:p text:style-name="P4"><text:span text:style-name="T2">App Hosting</text:span></text:p>
          <text:p text:style-name="P4"><text:span text:style-name="T2">(Render, ..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763cm" svg:height="3.811cm" svg:x="1.317cm" svg:y="9.796cm">
          <text:p text:style-name="P4"><text:span text:style-name="T2">Query</text:span></text:p>
          <text:p text:style-name="P4"><text:span text:style-name="T2"/></text:p>
          <text:p text:style-name="P4"><text:span text:style-name="T2"/></text:p>
          <text:p text:style-name="P4"><text:span text:style-name="T2">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1.952cm" svg:y1="10.432cm" svg:x2="5.445cm" svg:y2="10.432cm">
          <text:p/>
        </draw:line>
        <draw:line draw:style-name="gr10" draw:text-style-name="P7" draw:layer="layout" svg:x1="5.445cm" svg:y1="10.432cm" svg:x2="5.445cm" svg:y2="11.384cm">
          <text:p/>
        </draw:line>
        <draw:line draw:style-name="gr10" draw:text-style-name="P7" draw:layer="layout" svg:x1="5.445cm" svg:y1="11.384cm" svg:x2="1.952cm" svg:y2="11.384cm">
          <text:p/>
        </draw:line>
        <draw:line draw:style-name="gr10" draw:text-style-name="P7" draw:layer="layout" svg:x1="1.952cm" svg:y1="10.414cm" svg:x2="1.952cm" svg:y2="11.367cm">
          <text:p/>
        </draw:line>
        <draw:line draw:style-name="gr10" draw:text-style-name="P7" draw:layer="layout" svg:x1="1.952cm" svg:y1="12.02cm" svg:x2="5.445cm" svg:y2="12.02cm">
          <text:p/>
        </draw:line>
        <draw:line draw:style-name="gr10" draw:text-style-name="P7" draw:layer="layout" svg:x1="5.445cm" svg:y1="12.02cm" svg:x2="5.445cm" svg:y2="12.972cm">
          <text:p/>
        </draw:line>
        <draw:line draw:style-name="gr10" draw:text-style-name="P7" draw:layer="layout" svg:x1="5.446cm" svg:y1="12.984cm" svg:x2="1.953cm" svg:y2="12.984cm">
          <text:p/>
        </draw:line>
        <draw:line draw:style-name="gr10" draw:text-style-name="P7" draw:layer="layout" svg:x1="1.953cm" svg:y1="12.014cm" svg:x2="1.953cm" svg:y2="12.967cm">
          <text:p/>
        </draw:line>
        <draw:line draw:style-name="gr11" draw:text-style-name="P7" draw:layer="layout" svg:x1="5.445cm" svg:y1="10.749cm" svg:x2="8.937cm" svg:y2="10.749cm">
          <text:p/>
        </draw:line>
        <draw:line draw:style-name="gr12" draw:text-style-name="P7" draw:layer="layout" svg:x1="11.16cm" svg:y1="12.337cm" svg:x2="5.445cm" svg:y2="12.337cm">
          <text:p/>
        </draw:line>
        <draw:custom-shape draw:style-name="gr17" draw:text-style-name="P10" draw:layer="layout" svg:width="6.032cm" svg:height="1.905cm" svg:x="4.492cm" svg:y="3.117cm">
          <text:p text:style-name="P1">QnA generation</text:p>
          <text:p text:style-name="P1">(AnyScale Llama2)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22cm" svg:y1="5.34cm" svg:x2="3.222cm" svg:y2="4.07cm">
          <text:p/>
        </draw:line>
        <draw:line draw:style-name="gr7" draw:text-style-name="P7" draw:layer="layout" svg:x1="3.222cm" svg:y1="4.07cm" svg:x2="4.493cm" svg:y2="4.07cm">
          <text:p/>
        </draw:line>
        <draw:line draw:style-name="gr7" draw:text-style-name="P7" draw:layer="layout" svg:x1="10.525cm" svg:y1="4.07cm" svg:x2="12.112cm" svg:y2="4.07cm">
          <text:p/>
        </draw:line>
        <draw:line draw:style-name="gr7" draw:text-style-name="P7" draw:layer="layout" svg:x1="14.017cm" svg:y1="5.127cm" svg:x2="14.017cm" svg:y2="7.257cm">
          <text:p/>
        </draw:line>
        <draw:frame draw:style-name="gr2" draw:text-style-name="P3" draw:layer="layout" svg:width="7.115cm" svg:height="4.205cm" svg:x="11.853cm" svg:y="8.537cm">
          <draw:image xlink:href="Pictures/100000000000010D0000009F391FA764EF80C4D9.png" xlink:type="simple" xlink:show="embed" xlink:actuate="onLoad" draw:mime-type="image/png">
            <text:p/>
          </draw:image>
        </draw:frame>
        <draw:frame draw:style-name="gr18" draw:text-style-name="P12" draw:layer="layout" svg:width="2.483cm" svg:height="1.039cm" svg:x="14.206cm" svg:y="10.202cm">
          <draw:text-box>
            <text:p text:style-name="P11"><text:span text:style-name="T5">Vector DB +</text:span></text:p>
            <text:p text:style-name="P11"><text:span text:style-name="T5">text store</text:span></text:p>
          </draw:text-box>
        </draw:frame>
        <draw:frame draw:style-name="gr18" draw:text-style-name="P12" draw:layer="layout" svg:width="2.369cm" svg:height="1.039cm" svg:x="11.666cm" svg:y="9.567cm">
          <draw:text-box>
            <text:p text:style-name="P11"><text:span text:style-name="T5">Extraction</text:span></text:p>
            <text:p text:style-name="P11"><text:span text:style-name="T5">+ chunking</text:span></text:p>
          </draw:text-box>
        </draw:frame>
        <draw:frame draw:style-name="gr19" draw:text-style-name="P12" draw:layer="layout" svg:width="1.984cm" svg:height="1.039cm" svg:x="17.063cm" svg:y="10.116cm">
          <draw:text-box>
            <text:p text:style-name="P11"><text:span text:style-name="T5">Retrieval</text:span></text:p>
            <text:p text:style-name="P11"><text:span text:style-name="T5">engine</text:span></text:p>
          </draw:text-box>
        </draw:frame>
        <draw:frame draw:style-name="gr18" draw:text-style-name="P12" draw:layer="layout" svg:width="1.717cm" svg:height="1.039cm" svg:x="17.698cm" svg:y="11.472cm">
          <draw:text-box>
            <text:p text:style-name="P11"><text:span text:style-name="T5">RAG</text:span></text:p>
            <text:p text:style-name="P11"><text:span text:style-name="T5">prompt</text:span></text:p>
          </draw:text-box>
        </draw:frame>
        <draw:frame draw:style-name="gr18" draw:text-style-name="P12" draw:layer="layout" svg:width="2.42cm" svg:height="1.039cm" svg:x="13.571cm" svg:y="11.472cm">
          <draw:text-box>
            <text:p text:style-name="P11"><text:span text:style-name="T5">Embedding</text:span></text:p>
            <text:p text:style-name="P11"><text:span text:style-name="T5">model</text:span></text:p>
          </draw:text-box>
        </draw:frame>
        <draw:frame draw:style-name="gr20" draw:text-style-name="P1" draw:layer="layout" svg:width="2.214cm" svg:height="2.214cm" svg:x="17.499cm" svg:y="5.874cm">
          <draw:image xlink:href="Pictures/100000010000014000000140CD36151703B5C84F.png" xlink:type="simple" xlink:show="embed" xlink:actuate="onLoad" draw:mime-type="image/png">
            <text:p/>
          </draw:image>
        </draw:frame>
        <draw:custom-shape draw:style-name="gr14" draw:text-style-name="P5" draw:layer="layout" svg:width="3.81cm" svg:height="1.946cm" svg:x="12.112cm" svg:y="3.117cm">
          <text:p text:style-name="P4"><text:span text:style-name="T2">Knowledge</text:span></text:p>
          <text:p text:style-name="P4"><text:span text:style-name="T2">Base</text:span></text:p>
          <text:p text:style-name="P4"><text:span text:style-name="T2">Q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9:01:41.842297807</meta:creation-date>
    <dc:date>2023-11-15T22:07:12.819098469</dc:date>
    <meta:editing-duration>PT2H45M30S</meta:editing-duration>
    <meta:editing-cycles>2</meta:editing-cycles>
    <meta:generator>LibreOffice/7.5.8.2$Linux_X86_64 LibreOffice_project/50$Build-2</meta:generator>
    <meta:document-statistic meta:object-count="114"/>
  </office:meta>
</office:document-meta>
</file>